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variable-decls>
        <text:variable-decl office:value-type="string" text:name="simple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_field1_copy" text:name="user_field1"/>
      </text:user-field-decls>
      <text:p text:style-name="Standard"><text:variable-set text:name="simple1" office:value-type="string">simple1</text:variable-set></text:p>
      <text:p text:style-name="Standard"><text:variable-get text:name="simple1">simple1</text:variable-get></text:p>
      <text:p text:style-name="Standard"/>
      <text:p text:style-name="Standard"><text:user-field-get text:name="user_field1">user_field1</text:user-field-get></text:p>
      <text:p text:style-name="Standard"><text:user-field-get text:name="user_field1">user_field1_copy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1:26:28.163280152</meta:creation-date>
    <dc:date>2014-10-10T11:29:01.548193557</dc:date>
    <meta:editing-duration>P0D</meta:editing-duration>
    <meta:editing-cycles>1</meta:editing-cycles>
    <meta:document-statistic meta:table-count="0" meta:image-count="0" meta:object-count="0" meta:page-count="1" meta:paragraph-count="4" meta:word-count="4" meta:character-count="41" meta:non-whitespace-character-count="41"/>
    <meta:generator>LibreOffice/4.2.6.3$Linux_X86_64 LibreOffice_project/420m0$Build-3</meta:generator>
  </office:meta>
</office:document-meta>
</file>